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3" style:family="table-cell" style:parent-style-name="Ba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6" style:family="table-cell" style:parent-style-name="Goo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2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2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9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My Little Pony: Train in Equestria </text:p>
          </table:table-cell>
          <table:table-cell table:style-name="ce42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You're not Twilight </text:p>
          </table:table-cell>
          <table:table-cell table:style-name="ce42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4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The Heist of My Heart</text:p>
          </table:table-cell>
          <table:table-cell table:style-name="ce4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4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10:54:51.801162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4T10:56:31.042881743</dc:date>
    <meta:editing-duration>PT9H8M49S</meta:editing-duration>
    <meta:editing-cycles>497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00" meta:object-count="0"/>
  </office:meta>
</office:document-meta>
</file>